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1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ff3333" fo:language="en" fo:country="US"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fo:text-align="justify" style:justify-single-word="false"/>
    </style:style>
    <style:style style:name="P11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9" style:family="paragraph" style:parent-style-name="Text_20_body">
      <style:text-properties fo:language="ru" fo:country="RU"/>
    </style:style>
    <style:style style:name="P120" style:family="paragraph" style:parent-style-name="Text_20_body">
      <style:text-properties fo:language="en" fo:country="US"/>
    </style:style>
    <style:style style:name="P121" style:family="paragraph" style:parent-style-name="Text_20_body">
      <style:paragraph-properties fo:background-color="#eeeeee">
        <style:background-image/>
      </style:paragraph-properties>
    </style:style>
    <style:style style:name="P122" style:family="paragraph" style:parent-style-name="Text_20_body">
      <style:paragraph-properties fo:background-color="#eeeeee">
        <style:background-image/>
      </style:paragraph-properties>
      <style:text-properties fo:language="ru" fo:country="RU"/>
    </style:style>
    <style:style style:name="P123" style:family="paragraph" style:parent-style-name="Text_20_body">
      <style:paragraph-properties fo:text-align="justify" style:justify-single-word="false" fo:background-color="#eeeeee">
        <style:background-image/>
      </style:paragraph-properties>
      <style:text-properties fo:language="ru" fo:country="RU"/>
    </style:style>
    <style:style style:name="P124" style:family="paragraph" style:parent-style-name="Text_20_body">
      <style:paragraph-properties fo:background-color="#eeeeee">
        <style:background-image/>
      </style:paragraph-properties>
      <style:text-properties fo:language="en" fo:country="US"/>
    </style:style>
    <style:style style:name="P125" style:family="paragraph" style:parent-style-name="First_20_line_20_indent">
      <style:paragraph-properties fo:background-color="#eeeeee">
        <style:background-image/>
      </style:paragraph-properties>
      <style:text-properties fo:language="ru" fo:country="RU"/>
    </style:style>
    <style:style style:name="P12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7" style:family="paragraph" style:parent-style-name="Text_20_body">
      <style:paragraph-properties fo:margin-left="0cm" fo:margin-right="0cm" fo:text-align="justify" style:justify-single-word="false" fo:text-indent="0cm" style:auto-text-indent="false"/>
    </style:style>
    <style:style style:name="P12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9" style:family="paragraph" style:parent-style-name="Text_20_body">
      <style:paragraph-properties fo:margin-left="0cm" fo:margin-right="0cm" fo:text-align="center" style:justify-single-word="false" fo:text-indent="0cm" style:auto-text-indent="false"/>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1" style:family="paragraph" style:parent-style-name="Footnote">
      <style:paragraph-properties fo:margin-left="0cm" fo:margin-right="0cm" fo:text-indent="0cm" style:auto-text-indent="false"/>
      <style:text-properties fo:language="en" fo:country="US"/>
    </style:style>
    <style:style style:name="P142" style:family="paragraph" style:parent-style-name="Footnote">
      <style:text-properties fo:language="en" fo:country="US"/>
    </style:style>
    <style:style style:name="P143" style:family="paragraph" style:parent-style-name="Footnote">
      <style:text-properties fo:language="ru" fo:country="RU"/>
    </style:style>
    <style:style style:name="P144" style:family="paragraph" style:parent-style-name="Footnote">
      <style:text-properties style:use-window-font-color="true" fo:language="ru" fo:country="RU"/>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3" style:family="paragraph" style:parent-style-name="Standard">
      <style:text-properties fo:font-style="italic" style:font-style-asian="italic" style:font-style-complex="italic"/>
    </style:style>
    <style:style style:name="P154" style:family="paragraph" style:parent-style-name="Heading_20_1">
      <style:paragraph-properties fo:margin-left="0cm" fo:margin-right="0cm" fo:text-align="center" style:justify-single-word="false" fo:text-indent="0.499cm" style:auto-text-indent="false"/>
    </style:style>
    <style:style style:name="P155" style:family="paragraph" style:parent-style-name="Heading_20_1">
      <style:paragraph-properties fo:background-color="#eeeeee">
        <style:background-image/>
      </style:paragraph-properties>
    </style:style>
    <style:style style:name="P156" style:family="paragraph" style:parent-style-name="Heading_20_2">
      <style:text-properties fo:language="en" fo:country="US"/>
    </style:style>
    <style:style style:name="P157" style:family="paragraph" style:parent-style-name="Heading_20_2">
      <style:text-properties fo:language="ru" fo:country="RU"/>
    </style:style>
    <style:style style:name="P158" style:family="paragraph" style:parent-style-name="Heading_20_2">
      <style:paragraph-properties fo:text-align="justify" style:justify-single-word="false"/>
    </style:style>
    <style:style style:name="P159" style:family="paragraph" style:parent-style-name="Heading_20_2">
      <style:paragraph-properties fo:background-color="#eeeeee">
        <style:background-image/>
      </style:paragraph-properties>
    </style:style>
    <style:style style:name="P160" style:family="paragraph" style:parent-style-name="Heading_20_2">
      <style:paragraph-properties fo:background-color="#eeeeee">
        <style:background-image/>
      </style:paragraph-properties>
      <style:text-properties fo:language="ru" fo:country="RU"/>
    </style:style>
    <style:style style:name="P16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2" style:family="paragraph" style:parent-style-name="Text_20_body" style:list-style-name="L1">
      <style:paragraph-properties fo:text-align="justify" style:justify-single-word="false"/>
    </style:style>
    <style:style style:name="P163" style:family="paragraph" style:parent-style-name="Text_20_body" style:list-style-name="L1">
      <style:paragraph-properties fo:text-align="justify" style:justify-single-word="false"/>
      <style:text-properties fo:language="ru" fo:country="RU"/>
    </style:style>
    <style:style style:name="P164" style:family="paragraph" style:parent-style-name="Text_20_body" style:list-style-name="L2">
      <style:paragraph-properties fo:text-align="justify" style:justify-single-word="false"/>
      <style:text-properties fo:language="ru" fo:country="RU"/>
    </style:style>
    <style:style style:name="P165" style:family="paragraph" style:parent-style-name="Text_20_body" style:list-style-name="L3">
      <style:text-properties fo:language="ru" fo:country="RU"/>
    </style:style>
    <style:style style:name="P166" style:family="paragraph" style:parent-style-name="Text_20_body" style:list-style-name="L3">
      <style:text-properties fo:language="ru" fo:country="RU" fo:background-color="#ffff00"/>
    </style:style>
    <style:style style:name="P16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1"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7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73"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7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font-style="normal" fo:font-weight="normal" fo:background-color="transparent" style:font-style-asian="normal" style:font-weight-asian="normal" style:font-style-complex="normal" style:font-weight-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fo:font-weight="normal" fo:background-color="transparent"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4">&lt;</text:span><text:span text:style-name="T49">Э</text:span><text:span text:style-name="T26">пизод в Кантерлоте, где Луна составляет невысокое мнение об умственных способностях Макса</text:span><text:span text:style-name="T44">&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0">&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26-<text:span text:style-name="T1">е июля</text:span>]<text:span text:style-name="T1"> — совещание в зале стратегического планирования. Выдача паспорта Максу</text:span></text:p>
      <text:p text:style-name="P69"/>
      <text:h text:style-name="Heading_20_2" text:outline-level="2"><text:soft-page-break/>Прочитанные фанфики</text:h>
      <text:h text:style-name="Heading_20_3" text:outline-level="3">Эпичные</text:h>
      <text:p text:style-name="P119">Обмен ( <text:a xlink:type="simple" xlink:href="https://darkpony.ru/obmen/" text:style-name="Internet_20_link" text:visited-style-name="Visited_20_Internet_20_Link">https://darkpony.ru/obmen/</text:a> )</text:p>
      <text:p text:style-name="P119">Розовые глазки</text:p>
      <text:p text:style-name="P12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7"/>
      <text:h text:style-name="Heading_20_2" text:outline-level="2">Идеи</text:h>
      <text:list xml:id="list4423851538061167107" text:style-name="L1">
        <text:list-item>
          <text:p text:style-name="P162">добавить детектив <text:span text:style-name="T1">(реализовано)</text:span>+ магические уроки/трактаты Старсвирла (реализовано)</text:p>
        </text:list-item>
        <text:list-item>
          <text:p text:style-name="P163">Терра несколько раз пытается убить Макса (один раз — в аквапарке). Несколько раз Макса спасает Селестия (даёт приказы Нексусу)</text:p>
        </text:list-item>
        <text:list-item>
          <text:p text:style-name="P163">Книги:</text:p>
        </text:list-item>
      </text:list>
      <text:list xml:id="list4782336123963604465" text:style-name="L2">
        <text:list-item>
          <text:p text:style-name="P164">«Великие грифоны прошлого» - из канона (5<text:span text:style-name="T9">s8e)</text:span></text:p>
        </text:list-item>
        <text:list-item>
          <text:p text:style-name="P164">«Высшие заклинания в повседневном использовании: от песчинки до дворца»</text:p>
        </text:list-item>
        <text:list-item>
          <text:p text:style-name="P167">«Малоизвестные аспекты магии трансформаций»</text:p>
        </text:list-item>
        <text:list-item>
          <text:p text:style-name="P16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4">Дасти Вейфарер «Зебрианская культура, быт и фольклор»</text:p>
        </text:list-item>
        <text:list-item>
          <text:p text:style-name="P164">«Краткая история Эквестрии»</text:p>
        </text:list-item>
        <text:list-item>
          <text:p text:style-name="P164">«Шедевры архитектуры Эквестрии» с разделом о Кантерлотском Королевском Дворце</text:p>
        </text:list-item>
        <text:list-item>
          <text:p text:style-name="P164">«Великие дела и великие чары». Страница 893: …</text:p>
        </text:list-item>
        <text:list-item>
          <text:p text:style-name="P164">«<text:span text:style-name="T63">Природа Проклятий</text:span>» - обмен</text:p>
        </text:list-item>
        <text:list-item>
          <text:p text:style-name="P164"><text:span text:style-name="T63">«Магия для Чайников»</text:span> - обмен</text:p>
        </text:list-item>
        <text:list-item>
          <text:p text:style-name="P164"><text:span text:style-name="T63">«Энциклопедия Арканум»</text:span> - обмен</text:p>
        </text:list-item>
        <text:list-item>
          <text:p text:style-name="P164">«О Гейсах» - обмен</text:p>
        </text:list-item>
        <text:list-item>
          <text:p text:style-name="P164">«<text:span text:style-name="T63">Тайны Тайных Наук</text:span>» - обмен</text:p>
        </text:list-item>
        <text:list-item>
          <text:p text:style-name="P167">«Основы Заклятий» - обмен</text:p>
        </text:list-item>
        <text:list-item>
          <text:p text:style-name="P16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134819215831375262" text:style-name="L3">
        <text:list-item>
          <text:p text:style-name="P16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6">Селестия — переменчивая пони. В одно время не строгая, а в другое может быть такой, что страшно становится</text:p>
        </text:list-item>
        <text:list-item>
          <text:p text:style-name="P165"><text:soft-page-break/>У Селестии были такие элементы гармонии: Магия, Доброта, Смех. У Луны — Верность, Честность, Щедрость. (ксенофазия)</text:p>
        </text:list-item>
        <text:list-item>
          <text:p text:style-name="P16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5">Около 820-ти лет назад будущий маг Лайтнинг Стар поступил на обучение к наставнику Тииспоту</text:p>
        </text:list-item>
        <text:list-item>
          <text:p text:style-name="P16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5">У Селестии грива и хвост развеваются и переливаются от магического шампуня</text:p>
        </text:list-item>
        <text:list-item>
          <text:p text:style-name="P165">Тело Селестии очень крепкое — может выдержать несколько тонн земли</text:p>
        </text:list-item>
        <text:list-item>
          <text:p text:style-name="P165">Дискорд намного старше принцесс, его магия сильнее ихней на голову</text:p>
        </text:list-item>
        <text:list-item>
          <text:p text:style-name="P165">Луна младше Селестии на 3 года. Сёстрам около 5000 лет. <text:span text:style-name="T63">По другим данным, Селестии около 2500 лет (Обмен).</text:span></text:p>
        </text:list-item>
        <text:list-item>
          <text:p text:style-name="P165">Принцессы начали войну с Дискордом в возрасте, когда им было около 700 лет — и продолжалась война почти сто лет</text:p>
        </text:list-item>
        <text:list-item>
          <text:p text:style-name="P165">Самый главный враг сестёр и Дискорда — скука</text:p>
        </text:list-item>
        <text:list-item>
          <text:p text:style-name="P165">В Эквестрии на одного жеребца приходится четыре - пять кобыл</text:p>
        </text:list-item>
        <text:list-item>
          <text:p text:style-name="P16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5">Селестия в первые полторы тысячи лет путешествовала — и заварила несколько войн (две — с Эквестрией, в одной была против Луны)</text:p>
        </text:list-item>
        <text:list-item>
          <text:p text:style-name="P165">Настоящий цвет гривы Селестии — клубнично-розовая. Радужный цвет гривы и хвоста поддерживается магией</text:p>
        </text:list-item>
        <text:list-item>
          <text:p text:style-name="P165">Кроме Дискорда, старше сестёр ещё старейшина драконов</text:p>
        </text:list-item>
        <text:list-item>
          <text:p text:style-name="P165">Кэйденс не прожила и 60-ти лет и является низкорожденной</text:p>
        </text:list-item>
        <text:list-item>
          <text:p text:style-name="P16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5">Народ тихо фигел от нововведений и с ещё большим ожесточением продолжал делать по-своему</text:p>
        </text:list-item>
        <text:list-item>
          <text:p text:style-name="P16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5">Когда пони женятся, они обмениваются ножными браслетами</text:p>
        </text:list-item>
        <text:list-item>
          <text:p text:style-name="P165">Светилами, кроме сестёр, могут управлять единороги (группы), Дискорд, Твайлайт и Старсвирл</text:p>
        </text:list-item>
        <text:list-item>
          <text:p text:style-name="P165">Королева Кризалис — правительница Зелёной Долины</text:p>
        </text:list-item>
        <text:list-item>
          <text:p text:style-name="P165"><text:soft-page-break/>Мать Луны и Селестии — аликорн Лорен. Мать Дискорда — Алиса (пони-человек)</text:p>
        </text:list-item>
        <text:list-item>
          <text:p text:style-name="P16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7">Искусственный интеллект. Создан Владом и Максом. Разработан для управления корпорациями.</text:p>
      <text:h text:style-name="Heading_20_3" text:outline-level="3">Норф</text:h>
      <text:p text:style-name="P11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7">Единорог. Холост, молод, мечтателен. Живёт в Кантерлоте. В свободное время рисует облака.</text:p>
      <text:h text:style-name="Heading_20_3" text:outline-level="3">Алекс</text:h>
      <text:p text:style-name="P127">Менеджер проектов, над одним из которых (Нексус) работает Макс.</text:p>
      <text:h text:style-name="Heading_20_3" text:outline-level="3">Ростик</text:h>
      <text:p text:style-name="P127">Лидер команды тестировщиков</text:p>
      <text:h text:style-name="Heading_20_3" text:outline-level="3">Стас</text:h>
      <text:p text:style-name="P127">Программист-новичок в команде Макса.</text:p>
      <text:h text:style-name="Heading_20_3" text:outline-level="3">Рома</text:h>
      <text:p text:style-name="P127">Программист в команде UI-программистов</text:p>
      <text:h text:style-name="Heading_20_3" text:outline-level="3">Анджела</text:h>
      <text:p text:style-name="P127">Сисадмин. Флиртует с Максом.</text:p>
      <text:p text:style-name="P127"/>
      <text:h text:style-name="Heading_20_2" text:outline-level="2">Положения</text:h>
      <text:p text:style-name="P127">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6"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2">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4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text:soft-page-break/>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text:soft-page-break/></text:p>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9">***</text:p>
      <text:p text:style-name="P129"/>
      <text:p text:style-name="P3"><text:soft-page-break/>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2">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2">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text:soft-page-break/>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text:soft-page-break/>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3">Спи, сестра моя родная,<text:line-break/>Спи. Усни.<text:line-break/>Крыльями тебя укрою,<text:line-break/>Спи. Усни.</text:p><text:p text:style-name="P143"><text:tab/>В чаще тёмной волки воют,<text:line-break/>Спи. Усни.</text:p><text:p text:style-name="P143"><text:tab/>В мрачном замке духи ноют,<text:line-break/>Спи. Усни.</text:p><text:p text:style-name="P143"><text:tab/>Сказки вечность нам читает,<text:line-break/>Спи. Усни.<text:line-break/>День осенний угасает,<text:line-break/>Спи. Усни.<text:line-break/>Помни только в сне глубоком,</text:p><text:p text:style-name="P14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4482481021675573858" text:style-name="L4">
        <text:list-item>
          <text:p text:style-name="P16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41"><text:s/>Сколько страниц сегодня нахреначили?</text:p><text:p text:style-name="P142">– <text:span text:style-name="T1">Восемь, учитель!</text:span></text:p><text:p text:style-name="P142">–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oft-page-break/><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text:soft-page-break/></text:p>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text:soft-page-break/></text:p>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P157"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text:soft-page-break/>–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text:soft-page-break/>–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text:soft-page-break/>–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text:soft-page-break/>–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56"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1">— вся архитектура явно </text:span><text:span text:style-name="T33">была </text:span><text:span text:style-name="T41">заточена под крылатых. Таких, для которых приземлиться на балкон в тронном зале или уйти через портик на крыше</text:span><text:span text:style-name="T60"> </text:span><text:span text:style-name="T41">—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3">упором в виде </text:span><text:span text:style-name="T41">голов</text:span><text:span text:style-name="T33">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1"> </text:span><text:span text:style-name="T33">Его центр занимал высокий </text:span><text:span text:style-name="T41">кругл</text:span><text:span text:style-name="T33">ый</text:span><text:span text:style-name="T41"> </text:span><text:span text:style-name="T33">футон</text:span><text:span text:style-name="T41"> </text:span><text:span text:style-name="T33">с</text:span><text:span text:style-name="T41"> велик</text:span><text:span text:style-name="T33">им</text:span><text:span text:style-name="T41"> множество</text:span><text:span text:style-name="T33">м</text:span><text:span text:style-name="T41"> подушек. Среди них я с удивлением заметил плюшевую единорожку </text:span><text:span text:style-name="T33">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4">Мне печалиться не стоит</text:p><text:p text:style-name="P144">Жизнь прекрасна и ярка</text:p><text:p text:style-name="P144">Телом молода, душою —</text:p><text:p text:style-name="P144">Как дракон морской мудра</text:p><text:p text:style-name="P144"/><text:p text:style-name="P144">Я видала взлёт империй,</text:p><text:p text:style-name="P144">Я жила среди легенд,</text:p><text:p text:style-name="P144">Древней магии мистерий</text:p><text:p text:style-name="P144">Я прилежнейший студент</text:p><text:p text:style-name="P144"/><text:p text:style-name="P144">Обожаема народом,</text:p><text:p text:style-name="P144">Уважаема врагом,</text:p><text:p text:style-name="P144">Но друзей моих немного,</text:p><text:p text:style-name="P144">Гложет душу холодом</text:p><text:p text:style-name="P144"/><text:p text:style-name="P144">Одинока и печальна,</text:p><text:p text:style-name="P144">Недоступна и строга,</text:p><text:p text:style-name="P144">Потеряла изначальный</text:p><text:p text:style-name="P144">Смысл жизни навсегда</text:p><text:p text:style-name="P144"/><text:p text:style-name="P144">Жизнь моя теперь публична,</text:p><text:p text:style-name="P144">Жизнь моя теперь для всех,</text:p><text:p text:style-name="P144">В этом — горе, в этом — счастье,</text:p><text:p text:style-name="P144">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7">А из Пинто Крика уже месяц нет новостей...</text:span></text:p>
      <text:p text:style-name="P3"><text:span text:style-name="T41">–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7">– </text:span>“<text:span text:style-name="T1">Что я могу сделать, чтобы вернуть всё назад?</text:span>”</text:p>
      <text:p text:style-name="P11"><text:span text:style-name="T47">– </text:span><text:span text:style-name="T33">Так и сказала?</text:span></text:p>
      <text:p text:style-name="P1"><text:span text:style-name="T41">–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3">Что бы это значило, Флер?</text:span></text:p>
      <text:p text:style-name="P11"><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2">&lt;</text:span><text:span text:style-name="T62">Mark Knopfler - </text:span><text:span text:style-name="T61">Hill Farmer's Blues</text:span><text:span text:style-name="T42">&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3">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1">исчезновений уже год. Почту за честь работать </text:span><text:span text:style-name="T33">под твоим руководством</text:span><text:span text:style-name="T41">. Подожди немного, я </text:span><text:span text:style-name="T33">от</text:span><text:span text:style-name="T41">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30"><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6">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1">—</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3">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1">– Я </text:span><text:span text:style-name="T47">всегда буду оставаться в тени. </text:span><text:span text:style-name="T41">– </text:span><text:span text:style-name="T47">хлюпала единорожка. </text:span><text:span text:style-name="T41">–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9">– </text:span>Ты?!</text:p>
      <text:p text:style-name="P103"><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9">– М</text:span>ожет тогда, ты скажешь, что в нём пошло не так и почему к вам попал я, а не сверхаликорн?</text:p>
      <text:p text:style-name="P103"><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3">.</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9">Чужестранец-примат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9">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1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8">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29">Исчезновение дневной главы диархии: Эквестрия в панике!</text:span>» (статья двухдневной давности).</text:p>
      <text:p text:style-name="P49">«<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9">«<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1"/>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pan text:style-name="T29">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19">Дружба </text:span><text:span text:style-name="T37">—</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29">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oft-page-break/><text:span text:style-name="T29">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text:span><text:span text:style-name="T29">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39">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0">– </text:span><text:span text:style-name="T31">Шейла! Шейла Блюскай! И я уже не малышка! </text:span><text:span text:style-name="T40">– </text:span><text:span text:style-name="T31">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8"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72">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кресле развалился Дискорд и плевал в потолок.</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я уже неоднократно повторяла,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валах замка. Наш козырь — внезапность. Мы молниеносно высаживаемся у входа и проникаем внутрь. Подва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 По возвращению человек отыщет Сестру с помощью компаса, что Мы приготовили для него. Ты активировал компас, человек?</text:p>
      <text:p text:style-name="P51">– А как же! Это стоило мне кучи седых волос.</text:p>
      <text:p text:style-name="P51">– Чудесно! Осталось дело за малым — найти Сестру.</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 Какой же? – нахмурилась Луна. – Ты изменяешь условия сделки?</text:p>
      <text:p text:style-name="P51">– Да забудь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1"><text:soft-page-break/>Драконикус для наглядности снова плюнул. Плевок затормозил у потолка и вылетел в окно.</text:p>
      <text:p text:style-name="P51">– Так бывает, когда мир или слишком стар, или слишком жаден и всю магию гребёт под себя. Не то, чтоб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1">– Нам нужно посмотреть… Третья степень плюс заклинание путеводного факела… На восстановление понадобится…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Глупости говоришь, Хмурая Метёлка! – благодушно отозвался Дискорд. – Хочешь работать бессменным экспонатом цирка-шапито? Или стать донором омолаживающей крови для богатеньких засранцев?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пальчики оближешь! А в нужное время откроем коридор с нашей стороны и цапнем солнцезадую обратно. Никаких проблем!</text:p>
      <text:p text:style-name="P51">Луна скосила глаза на меня в немом вопросе. <text:s/>Я не увидел ответную мимику Дискорда — он сидел ко мне полубоком.</text:p>
      <text:p text:style-name="P106">– А как мы узнаем, когда будет нужное время? План ненадёжен. – засомневалась Луна.</text:p>
      <text:p text:style-name="P115"><text:span text:style-name="T1">–</text:span> Ерунда какая, не придирайся к моему гениальному плану! <text:span text:style-name="T1">–</text:span> отмахнулся Дискорд. <text:span text:style-name="T1">–</text:span> <text:span text:style-name="T1">Откроем коридор через месяц</text:span>. Этого времени на поиски с головой хватит.</text:p>
      <text:p text:style-name="P108"/>
      <text:p text:style-name="P109">***</text:p>
      <text:p text:style-name="P108"/>
      <text:p text:style-name="P106">Сумерки укутывали землю пушистым одеялом. Мы сидели на парковой дорожке, выходящей к обрыву, и любовались проплывающим внизу лесом.</text:p>
      <text:p text:style-name="P106">…</text:p>
      <text:p text:style-name="P110"><text:span text:style-name="T9">–</text:span> Ну хорошо, а кто вами правит? Аликорн? Драконикус? Какой-нибудь человек с рогом во лбу? Или у вас нет правителя?</text:p>
      <text:p text:style-name="P110"><text:span text:style-name="T9">–</text:span> Нет, почему? Правитель есть. Только он не постоянный. Его избирают. Раз в несколько лет.</text:p>
      <text:p text:style-name="P108">– Но это же полная ерунда! – <text:span text:style-name="T1">в</text:span>оскликнула Д<text:span text:style-name="T1">эш</text:span>. – С какой стати он будет заботиться о королевстве как о своём, если будет знать, что через несколько лет оно будет не его?</text:p>
      <text:p text:style-name="P10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106">Пегаска задумалась.</text:p>
      <text:p text:style-name="P106">– Макс?</text:p>
      <text:p text:style-name="P106">– Да?</text:p>
      <text:p text:style-name="P10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106">Я почесал пегаску у основания гривы и объяснил:</text:p>
      <text:p text:style-name="P10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106">Я почувствовал резкую боль. Отдёрнув руку, я увидел на пальце кровь из ранки. </text:p>
      <text:p text:style-name="P106"><text:soft-page-break/>Дэш смутилась.</text:p>
      <text:p text:style-name="P10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106">Брошь переливалась всеми цветами радуги в тусклом свете заходящего солнца.</text:p>
      <text:p text:style-name="P106">– Классная штука! Тебе идёт.</text:p>
      <text:p text:style-name="P106">Пегаска смущённо отвернулась. Потом повернулась опять. Копыто чертило звёздочку на песке.</text:p>
      <text:p text:style-name="P106">– Ты ведь вернёшься?</text:p>
      <text:p text:style-name="P10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10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10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106">– А то ж!</text:p>
      <text:p text:style-name="P106">Вслед за Твайлайт к нам подошли Эпплджек с Пинки. Фермерша прикоснулась ко мне копытом.</text:p>
      <text:p text:style-name="P10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106">– Супер-дупер-верно! Ещё никто не смел отобрать у Пинки друга и остаться при этом в своём уме!!!</text:p>
      <text:p text:style-name="P106">Розовая пони встала на задние ноги, передними оттянула веки и высунула язык, сотворив совершенно безумную мордаху.</text:p>
      <text:p text:style-name="P106">– В случае Дискорда — остаться НЕ в своём уме. Но в остальном — верно. Мы не дадим тебя в обиду, Макс.</text:p>
      <text:p text:style-name="P10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106">– Спасибо, девчонки. Вы самые лучшие.</text:p>
      <text:p text:style-name="P106">– А я — лучшая из лучших! – похлопала себя в грудь Дэш. – Не забывай об этом!</text:p>
      <text:p text:style-name="P10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106">Раздались тихие шаги. Меня накрыла тень.</text:p>
      <text:p text:style-name="P10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106">Луна опустила мне на колени небольшую карточку из серебра.</text:p>
      <text:p text:style-name="P106"/>
      <text:p text:style-name="P113"><text:span text:style-name="T9">~~~ </text:span>Человек Макс <text:span text:style-name="T9">~~~</text:span></text:p>
      <text:p text:style-name="P113"><text:soft-page-break/>Паспорт гражданина Эквестрии</text:p>
      <text:p text:style-name="P112">Выдан человеку Максу</text:p>
      <text:p text:style-name="P11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112">Именем правительства Эквестрии призываем оказывать предъявителю сего всю возможную помощь и содействие.</text:p>
      <text:p text:style-name="P111">26.07.2143</text:p>
      <text:p text:style-name="P106"/>
      <text:p text:style-name="P107">***</text:p>
      <text:p text:style-name="P106"/>
      <text:p text:style-name="P106">Тень Конкордии пересекла кромку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106">Ага, сейчас!</text:p>
      <text:p text:style-name="P10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10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106">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106">Дирижабль миновал полосу воды и поравнялся с замком. Как по команде, дождь из лиан прекратился.</text:p>
      <text:p text:style-name="P106">– Похоже, мы выиграли этот бой. – тихо сказала Луна. – Нам стоило использовать Конкордию и в первый раз.</text:p>
      <text:p text:style-name="P106">– Напомнить тебе о режиме секретности, который ты тогда установила, или сама вспомнишь? – язвительно отозвался Дискорд.</text:p>
      <text:p text:style-name="P10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106">Конкордия остановилась за замком, используя реверс турбин. Громовержец по инерции двигался за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10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долгим взглядом.</text:p>
      <text:p text:style-name="P108">…</text:p>
      <text:p text:style-name="P106">События последующего часа видятся мне, как набор острых осколков, подобный тому, который возникает, когда в центр стеклянного полотна бросают кирпич. Все мы плывём по реке времени, и с <text:soft-page-break/>годами приходит блаженное забытьё. Но даже сейчас я иногда просыпаюсь с криком, поранившись об очередной осколок.</text:p>
      <text:p text:style-name="P106"/>
      <text:p text:style-name="P107">***</text:p>
      <text:p text:style-name="P106"/>
      <text:p text:style-name="P106"><text:span text:style-name="T22"/></text:p>
      <text:p text:style-name="P106">&lt;<text:span text:style-name="T22">В это время с противоположной стороны Конкордии в болото полетел «якорь», разбудивший гиперпландерсид. Тот обвил Громовержец. Громовержец накренился, корзина стукнула об скалу и развалилась. Пони посыпались вниз. Пегасы стали ловить нелетающих. Меня словила Дэш и приземлила в развалинах. Дальше — использовать написанное</text:span>&gt;</text:p>
      <text:p text:style-name="P106"/>
      <text:p text:style-name="P106"/>
      <text:p text:style-name="P108">&lt;<text:span text:style-name="T1">Суперпландерсид нападёт на Громовержец после сброса якоря. Он дёрнет за буксир и Конкордия врежется в Громовержец. Это разбудит Агамемнона</text:span>&gt;</text:p>
      <text:p text:style-name="P106"/>
      <text:p text:style-name="P116">&lt;<text:span text:style-name="T1">Луна встречает вечером Макса после Дэш и говорит ему, что он может вернуться вместе с Сел (аликорнам трудно отказать). И что её (Луны) не нужно бояться</text:span>&gt;</text:p>
      <text:p text:style-name="P108"/>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4"><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14"/>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9">ПОНИ!!! ВЫ ЗАЕБАЛИ</text:span>!<text:span text:style-name="T29">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2"><text:span text:style-name="T23">В замке сестёр Макс с Дэш разругиваются.</text:span>&gt;</text:p>
      <text:p text:style-name="P42"/>
      <text:p text:style-name="P42"/>
      <text:p text:style-name="P42"/>
      <text:p text:style-name="P42">&lt;<text:span text:style-name="T23">- А ты сам-то что чувствуешь?</text:span></text:p>
      <text:p text:style-name="P32"><text:soft-page-break/>-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42"/>
      <text:p text:style-name="P31"/>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31"><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32"/>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text:soft-page-break/>-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20"/>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9" text:outline-level="2">Сон Рэрити</text:h>
      <text:p text:style-name="P76"/>
      <text:p text:style-name="P77">***</text:p>
      <text:p text:style-name="P83">&lt;<text:span text:style-name="T22">На Терре Селестия, будучи в компьютере, случайно пробуждает в Нексусе активный интеллект.</text:span>&gt;</text:p>
      <text:p text:style-name="P76"/>
      <text:h text:style-name="P159" text:outline-level="2">Рейд пони-рэйнджеров</text:h>
      <text:p text:style-name="P76"/>
      <text:p text:style-name="P86">(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soft-page-break/>***</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9" text:outline-level="2"/>
      <text:h text:style-name="P159"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h text:style-name="P159" text:outline-level="2">Поиск решения</text:h>
      <text:p text:style-name="P121"/>
      <text:p text:style-name="P80"/>
      <text:p text:style-name="P76"><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text:span><text:span text:style-name="T22">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pan text:style-name="T22">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59"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9">&lt;</text:span><text:span text:style-name="T22">высоко летать нельзя из-за молний</text:span><text:span text:style-name="T9">&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6">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text:soft-page-break/>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soft-page-break/>…</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59"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59"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oft-page-break/><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text:soft-page-break/>–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59"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59" text:outline-level="2">След?</text:h>
      <text:p text:style-name="P121"/>
      <text:p text:style-name="P76"><text:span text:style-name="T9">&lt;</text:span><text:span text:style-name="T22">сначала эпизод - проверка сумки в серверной</text:span><text:span text:style-name="T9">&gt;</text:span></text:p>
      <text:p text:style-name="P7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2">“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oft-page-break/><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59" text:outline-level="2">Озарение</text:h>
      <text:p text:style-name="P76"/>
      <text:p text:style-name="P76"><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text:soft-page-break/></text:p>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oft-page-break/><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4884816486769755918" text:style-name="L5">
        <text:list-header>
          <text:p text:style-name="P16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20683572" text:continue-numbering="true" text:style-name="L5">
        <text:list-header>
          <text:p text:style-name="P169">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682993" text:continue-numbering="true" text:style-name="L5">
        <text:list-header>
          <text:p text:style-name="P169">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698070" text:continue-numbering="true" text:style-name="L5">
        <text:list-header>
          <text:p text:style-name="P169">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60" text:outline-level="2">Почти.</text:h>
      <text:p text:style-name="P122"/>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60" text:outline-level="2">Дискорд</text:h>
      <text:p text:style-name="P121"/>
      <text:p text:style-name="P122">Девушки поспешно собирались, пока я растолковывал им задачу.</text:p>
      <text:p text:style-name="P122"><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2"><text:span text:style-name="T9">– </text:span>Это тот твой приятель, который разбился с полгода назад? – спросила Эпплджек.</text:p>
      <text:p text:style-name="P122"><text:span text:style-name="T9">– </text:span>Да, это он.</text:p>
      <text:p text:style-name="P122"><text:span text:style-name="T9">– </text:span>А как мы попадём в его квартиру? Там сейчас кто-то живёт? – Флаттершай прыгала на одной ноге, натягивая кед.</text:p>
      <text:p text:style-name="P122"><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3">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2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23"><text:soft-page-break/>Я поднёс брелок пропуска к домофону, но дверь подъезда не открылась. Замигала красная лампочка и зажужжал зуммер.</text:p>
      <text:p text:style-name="P123">Я выругался.</text:p>
      <text:p text:style-name="P123"><text:span text:style-name="T9">– </text:span>Макс, что случилось? У нас проблемы?</text:p>
      <text:p text:style-name="P123"><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3"><text:span text:style-name="T9">– </text:span>Так что, будем ломать дверь? – Эпплджек критически осмотрелась, подмечая бабулек на лавочке и зевак во внутреннем скверике.</text:p>
      <text:p text:style-name="P123"><text:span text:style-name="T9">– </text:span>Нет нужды. Лучше станьте-ка сзади меня так, чтобы заслонить от этих бабулек и от вооон той камеры наблюдения.</text:p>
      <text:list xml:id="list3258362884093222649" text:style-name="L6">
        <text:list-header>
          <text:p text:style-name="P17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45"><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45"><text:span text:style-name="T9">– </text:span>Макс, тут окно разбито! И верёвка какая-то висит. – крикнула Флаттершай из кухни.</text:p>
      <text:p text:style-name="P145"><text:span text:style-name="T9">– </text:span>Оставь, Флатти, не сейчас! – отмахнулся я.</text:p>
      <text:p text:style-name="P152">Лампочка питания на ноутбуке горела, <text:s/>но подключенный монитор оставался тёмным. Я постучал по пробелу, но безрезультатно.</text:p>
      <text:p text:style-name="P145"><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5"><text:span text:style-name="T9">– </text:span>Монитор выключен. – <text:s/>раздалось из угла. Кресло с высокой спинкой повернулось, открыв нашим взорам Дискорда. </text:p>
      <text:p text:style-name="P1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5">Он приподнял панамку, дурашливо здороваясь.</text:p>
      <text:p text:style-name="P145"><text:soft-page-break/><text:span text:style-name="T9">– </text:span>Оп-па! – пробормотала Эпплджек. – Нежданчик!</text:p>
      <text:p text:style-name="P145"><text:span text:style-name="T9">– </text:span>Ты, я вижу, времени не терял, – моя рука под прикрытием стола медленно тянулась к тяжёлой фарфоровой кружке, стоящей на краю.</text:p>
      <text:p text:style-name="P125"><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5"><text:span text:style-name="T9">– </text:span>А почему ты вообще решил искать нас тут? – спросила Эпплджек. – Приехал бы домой. Мы б тебя чаем напоили.</text:p>
      <text:p text:style-name="P125"><text:span text:style-name="T9">– </text:span>Видишь ли, дорогая Эй-Джей, я с самого начала знал, где находится наша уважаемая принцесса, а времени в обрез, так что...</text:p>
      <text:p text:style-name="P133">В проёме дверей появилась Флаттершай.</text:p>
      <text:p text:style-name="P125"><text:span text:style-name="T9">– </text:span>С кем это вы тут разговариваете?</text:p>
      <text:list xml:id="list7767252661662580020" text:style-name="L7">
        <text:list-header>
          <text:p text:style-name="P16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3">Оглушённый Дискорд попытался было отъехать на кресле в сторону, но я припёр его стулом к стенке.</text:p>
      <text:p text:style-name="P125">– Жанна, Флатти, хватайте ноут и на выход! Я с ним разберусь! Не теряйте вре...!</text:p>
      <text:p text:style-name="P125">– ТЫ ИДИО...!!!</text:p>
      <text:p text:style-name="P125">Дискорд <text:s/>зорал одновременно со мной, прикрываясь от меня руками, когда раздался оглушительный</text:p>
      <text:p text:style-name="P125">...</text:p>
      <text:p text:style-name="P126">БАХ!!!</text:p>
      <text:p text:style-name="P125">…</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5">На лице Дискорда появилось удивлённо-мечтательное выражение и он вырубился.</text:p>
      <text:p text:style-name="P145"/>
      <text:h text:style-name="P159" text:outline-level="2">Селестия</text:h>
      <text:p text:style-name="P145"/>
      <text:p text:style-name="P12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5">Включенный монитор показал схематическое изображение Селестиии, </text:p>
      <text:p text:style-name="P146">&gt;\<text:span text:style-name="T1">Привет, Селестия. Это Макс. Как себя чувствуешь?</text:span></text:p>
      <text:p text:style-name="P146">&lt;\<text:span text:style-name="T1">Макс? МАКС??? МА-А-А-АКС!!! НАКОНЕЦ-ТО! КАК Я РАДА ТЕБЯ СЛЫШАТЬ! </text:span></text:p>
      <text:p text:style-name="P146">&gt;\<text:span text:style-name="T1">Я рад, что нашёл тебя, Тия.</text:span></text:p>
      <text:p text:style-name="P1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6">&gt;\<text:span text:style-name="T1">Тия, я сейчас подключу микрофон и колонки, и мы сможем общаться более удобно.</text:span></text:p>
      <text:p text:style-name="P145">…</text:p>
      <text:p text:style-name="P145">– Привет опять. Как ты меня слышишь?</text:p>
      <text:p text:style-name="P145"><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6">– <text:span text:style-name="T1">Могу себе представить. Как-то раз я провёл три часа камере сенсорной депривации. Мне не понравилось.</text:span></text:p>
      <text:p text:style-name="P145">– Эммм... Ваше Высочество, вы в порядке? Мы так рады, что наконец-то нашли Вас! – вклинилась в разговор Эпплджек.</text:p>
      <text:p text:style-name="P145">– Кто тут? Макс, кто ещё с тобой?</text:p>
      <text:p text:style-name="P146"><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6">– <text:span text:style-name="T1">Девочки? Я рада вас слышать. А Твайлайт нет рядом?</text:span></text:p>
      <text:p text:style-name="P1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5">При этих словах Дискорд замычал и задёргался. Эпплджек нахмурилась и проверила верёвки, привязывающие его к спинке стула.</text:p>
      <text:p text:style-name="P1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5">– Ноутбук — так называется место, где я нахожусь сейчас? А кто это мычит?</text:p>
      <text:p text:style-name="P1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5">– О, духи предков, но зачем??? Почему у него кляп во рту?</text:p>
      <text:p text:style-name="P145">– Мы связали его. Он нас предал. И тебя. И Эквестрию. Всех.</text:p>
      <text:p text:style-name="P145">При этих словах Эпплджек и Флаттершай непонимающе уставились на меня, а Дискорд протестующе замычал.</text:p>
      <text:p text:style-name="P145">Я начал рассказывать о своих догадках, и непонимающее выражение на лицах девушек сменилось удивлением.</text:p>
      <text:p text:style-name="P1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5">– А зачем тогда ты приложила его книгой? – непонимающе уставился я на неё.</text:p>
      <text:p text:style-name="P145">– Потому что ты напал на него. Я и подумала — тебе виднее. И подсобила.</text:p>
      <text:p text:style-name="P145">Флаттершай отрицающе мотнула головой.</text:p>
      <text:p text:style-name="P145">– Не может Дискорд быть предателем. Он мой друг.</text:p>
      <text:p text:style-name="P145">Дискорд благодарственно замычал и закивал головой.</text:p>
      <text:p text:style-name="P1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5">Дискорд завёл глаза на лоб и обречённо завыл.</text:p>
      <text:p text:style-name="P145">– Макс, постой. Дай мне поговорить с ним. – сказала Селестия. – Не могу поверить, что Дискорд на такое пошёл.</text:p>
      <text:p text:style-name="P145">– Ну хорошо. Поговори. Послушаем, что он скажет.</text:p>
      <text:p text:style-name="P145">Я красноречиво покачал кулак перед его носом и вытащил кляп.</text:p>
      <text:p text:style-name="P145">...</text:p>
      <text:p text:style-name="P134"><text:soft-page-break/>–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4">– Это я-то устраиваю цирк?!! ДА ТЫ НА СЕБЯ ПОСМОТРИ, КЛОУН!!! На людей кидаешься, чашками бросаешься, вон, мне нос разбил! Дерёшься...</text:p>
      <text:p text:style-name="P134">Я угрожающе поднёс тряпку к лицу Дискорда.</text:p>
      <text:p text:style-name="P134">– Ещё одно слово в таком тоне, и ты заткнёшься, а мы уйдём в Эквестрию без тебя!</text:p>
      <text:p text:style-name="P13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4">Дискорд демонстративно закрыл рот и посвистывая уставился в потолок.</text:p>
      <text:p text:style-name="P134">Разговор зашёл в тупик.</text:p>
      <text:p text:style-name="P137"/>
      <text:p text:style-name="P138">На мониторе высветился текст:</text:p>
      <text:p text:style-name="P13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8"/>
      <text:p text:style-name="P138">Из колонок послышался лёгкий шорох.</text:p>
      <text:p text:style-name="P134">– Дик, сейчас не время для ссор. – голос Селестии был мягким, но настойчивым. – Мы в одной лодке.</text:p>
      <text:p text:style-name="P134">– Тебе легко говорить! Тебе не разбивали нос и не оскорбляли угрозами!</text:p>
      <text:p text:style-name="P134">– Ты должен понимать, что у Макса были все основания так себя вести. Твоё поведение вызвало подозрения у него, ведь он мало тебя знает. </text:p>
      <text:p text:style-name="P134">К уговорам Селестии присоединилась Флаттершай.</text:p>
      <text:p text:style-name="P134">– Дискорд, миленький, прости его. Макс хороший. Он просто не знал, что ты тоже хороший...</text:p>
      <text:p text:style-name="P134">У Дискорда покраснели уши и он засмущался и заворчал.</text:p>
      <text:p text:style-name="P13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4">Я пропустил «дятла» мимо ушей.</text:p>
      <text:p text:style-name="P13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5">***</text:p>
      <text:p text:style-name="P13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4"><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4">Потому разбрасываться такой возможностью не стоит. Если уж тебе повезло оказаться в новом мире — исследуй его сполна!..</text:p>
      <text:p text:style-name="P135">***</text:p>
      <text:p text:style-name="P140">&lt;<text:span text:style-name="T23">сюда можно вставить похождения Дискорда</text:span>&gt;</text:p>
      <text:p text:style-name="P135">***</text:p>
      <text:p text:style-name="P138">– Развяжите мне, наконец, руки! Или хотя бы одну. Плечами жестикулировать неудобно.... </text:p>
      <text:p text:style-name="P138">Я развязал Дискорду левую руку.</text:p>
      <text:p text:style-name="P13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8">Дискорд принялся разминать затёкшее запястье.</text:p>
      <text:p text:style-name="P13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8">– Какое письмо, Корди? – вскинулась до этого зачарованно слушавшая Дискорда Флаттершай.</text:p>
      <text:p text:style-name="P138">– Ну ваше же! Вы с Эпплджек написали мне о своих мытарствах тут. Вежливо так написали, спасибо...</text:p>
      <text:p text:style-name="P138">Флаттершай покрылась пунцовыми пятнами.</text:p>
      <text:p text:style-name="P138">– Я... Мы... – тут она совсем стушевалась.</text:p>
      <text:p text:style-name="P138">– Так а почему ты сказал, что никто не уйдёт в Эквестрию? – наконец перебила Дискорда скучавшая до этого Эпплджек.</text:p>
      <text:p text:style-name="P138">Дискорд уставился на неё долгим взглядом, а потом хлопнул себя по лбу.</text:p>
      <text:p text:style-name="P13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8">– И что? – продолжила его мысль Эпплджек.</text:p>
      <text:p text:style-name="P138">–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8">– И?!! – до меня уже дошло, но Эпплджек продолжала тупить.</text:p>
      <text:p text:style-name="P138">– Короче, времени у нас осталось что-то около пятнадцати минут. Или около того. – заявил Дискорд, поднеся к глазам запястье с массивными часами.</text:p>
      <text:p text:style-name="P138"><text:soft-page-break/>– СКОЛЬКО??? – воскликнули хором я и девушки.</text:p>
      <text:p text:style-name="P138">Дискорд открыл было рот, но его слова заглушил звонок в дверь.</text:p>
      <text:p text:style-name="P138">– ОТКРОЙТЕ, ПОЛИЦИЯ! Вам даётся полминуты, чтобы открыть дверь. Через тридцать секунд дверь будет выбита!</text:p>
      <text:p text:style-name="P13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8">Блядь!</text:p>
      <text:p text:style-name="P138">– На крышу, живо!!! Через окно на кухне! – зашипел Дискорд, отчаянно дёргая узлы свободной рукой.</text:p>
      <text:p text:style-name="P138">Эпплджек, одной рукой сгребя в охапку ноутбук, второй увлекая Флаттершай, кинулась на кухню.</text:p>
      <text:p text:style-name="P138">– А толку? Куда мы с крыши денемся? – спросил я растерянно. Дискорд только раздражённо зарычал в ответ.</text:p>
      <text:p text:style-name="P134">Дверь содрогнулась от мощного удара. Послышался стук падающей штукатурки. Я сломя голову кинулся на кухню.</text:p>
      <text:p text:style-name="P134">– Развяжи меня, идиот!!! – гаркнул вдогонку Дискорд.</text:p>
      <text:p text:style-name="P13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4">– Давай на крышу! Я догоню! – рявкнул он, освобождая вторую руку.</text:p>
      <text:p text:style-name="P134">От второго удара дверная коробка крякнула и наполовину въехала в коридор. </text:p>
      <text:p text:style-name="P13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4">Верёвка в кухонном окне дёргалась от движений лезущих по ней Флатти и Эпплджек. Я словил её рукой и стал на подоконник.</text:p>
      <text:p text:style-name="P134">Чёрт!</text:p>
      <text:p text:style-name="P13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4">Но нет, триста тысяч чертей, раз девушки смогли – я тоже смогу!</text:p>
      <text:p text:style-name="P13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4">Я успел сократить расстояние до Эпплджек наполовину, когда девушки нашли решение.</text:p>
      <text:p text:style-name="P13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4"><text:soft-page-break/>Я выдохнул.</text:p>
      <text:p text:style-name="P13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4">Чёрт! Чёрт! Чёрт! Чёрт!</text:p>
      <text:p text:style-name="P134">Бля!!!...</text:p>
      <text:p text:style-name="P134">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4"/>
      <text:h text:style-name="P159" text:outline-level="2">Назад, в Эквестрию</text:h>
      <text:p text:style-name="P134"/>
      <text:p text:style-name="P134">Долго паниковать не пришлось. </text:p>
      <text:p text:style-name="P134">Я почувствовал сильный рывок за шиворот и захват поперёк груди. </text:p>
      <text:p text:style-name="P134">– ОТПУСТИ ДЕВЧОНКУ!!! – загрохотало мне в ухо. Я открыл глаза.</text:p>
      <text:p text:style-name="P13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4">Я чуть поднял глаза и уставился в чешуйчатую морду дракона.</text:p>
      <text:p text:style-name="P134">– Отпусти Эпплджек. Я её держу. – повторил Дискорд. – Мне сбалансироваться надо. Вы не такие уж и лёгкие.</text:p>
      <text:p text:style-name="P13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4">Наконец это ему удалось, и дальнейший подъём на крышу происходил в молчании.</text:p>
      <text:p text:style-name="P13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4">Флаттершай оторвала заплаканное лицо от моей ветровки.</text:p>
      <text:p text:style-name="P134">– Да-да, ты прав, Корди. Я готова.</text:p>
      <text:p text:style-name="P134"><text:soft-page-break/>На длинной шее Дискорда разместились Эпплджек и Флаттершай. Я, для сохранения баланса, разместился позади крыльев.</text:p>
      <text:p text:style-name="P134">Дискорд расправил крылья и начал короткую пробежку к краю.</text:p>
      <text:p text:style-name="P13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4">И мы полетели навстречу закату.</text:p>
      <text:p text:style-name="P13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4">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3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4">– Пристегните ремни! – проревел Дискорд, резко ускоряясь. – Будет весело!!!</text:p>
      <text:p text:style-name="P13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4">– ЙУУУУУУУХХХУУУУУ!!! – заорал Дискорд, сложил крылья и врезался в шар.</text:p>
      <text:p text:style-name="P139">&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5" text:outline-level="1">Беседа за столиком в ночи</text:h>
      <text:p text:style-name="P124">&lt;<text:span text:style-name="T58">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Ключевое слово - <text:span text:style-name="T29">непротиворечивому</text:span></text:p>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5">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7">– Хорошо. Уболтал. Кьютимарки беру на себя. Так и знал, что мне самое трудное достанется!</text:p>
      <text:p text:style-name="P1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7">Анакорн проследил мой взгляд.</text:p>
      <text:p text:style-name="P147">– Нечего так смотреть. Если я стану применять магию вместо ловкости, теряется весь смысл упражнения... О, глянь-ка на Эквус!</text:p>
      <text:p text:style-name="P1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7"/>
      <text:p text:style-name="P149">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0"/>
      <text:p text:style-name="P15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9"/>
      <text:p text:style-name="P149"/>
      <text:p text:style-name="P147">Я опять задумался. В голове было пусто. Хотя, если подумать с точки зрения программиста, можно... Наверное можно, раз все предыдущее прокатило...</text:p>
      <text:p text:style-name="P148">–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8">– Не понял? Это как? Как ты совместишь разрушенную магическими войнами Эквестрию с романтически-сексуальным раем для попаданцев?</text:p>
      <text:p text:style-name="P148"><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8">Анакорн долго мусолил карандаш, а потом вдруг заржал.</text:p>
      <text:p text:style-name="P148"><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8"><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8">Анакорн примирительно похлопал меня по плечу.</text:p>
      <text:p text:style-name="P148"><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8">Я подозрительно посмотрел на Анакорна.</text:p>
      <text:p text:style-name="P148"><text:span text:style-name="T9">– </text:span>Какой ещё, нафиг, «мой фанфик»? Я никакого фанфика не писал. И не собираюсь, вообще-то.</text:p>
      <text:p text:style-name="P148">Анакорн ехидно ухмыльнулся и откинулся в кресле, переплетя пальцы за затылком.</text:p>
      <text:p text:style-name="P148"><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7"><text:soft-page-break/><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7"><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7"><text:span text:style-name="T9">– </text:span>Факн щит<text:note text:id="ftn13" text:note-class="footnote"><text:note-citation>13</text:note-citation><text:note-body><text:p text:style-name="P14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7">Анакорн развёл руками.</text:p>
      <text:p text:style-name="P147"><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7">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text:soft-page-break/>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text:soft-page-break/>&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text:span text:style-name="T31">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4">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4">Селестия кивнула, соглашаясь, и образ её начал меркнуть.</text:p>
      <text:p text:style-name="P139">– <text:span text:style-name="T1">Окей. Будь счастлив и... спасибо тебе за всё, Макс.</text:span></text:p>
      <text:p text:style-name="P102">Мне очень хочется, чтобы мы смогли встретиться в другое время, при других обстоятельствах. Быть может, у нас всё было бы по иному.</text:p>
      <text:p text:style-name="P134">…</text:p>
      <text:p text:style-name="P13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4"><text:soft-page-break/>Он нахлобучил на себя невесть откуда взявшуюся двууголку.</text:p>
      <text:p text:style-name="P134">– Как вам это нравится, господа?! Дискорд — спаситель Эквестрии! А ведь звучит!!! Разрешите откланяться!..</text:p>
      <text:p text:style-name="P134"/>
      <text:list xml:id="list5986857495261620777" text:style-name="L8">
        <text:list-header>
          <text:p text:style-name="P175">(<text:span text:style-name="T28">Луна — как повелительница снов, слышала разговор Макса с Анакорном</text:span>)</text:p>
          <text:p text:style-name="P176"/>
        </text:list-header>
      </text:list>
      <text:p text:style-name="P135">***</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oft-page-break/><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59" text:outline-level="2">Земля</text:h>
      <text:p text:style-name="P95">&lt;<text:span text:style-name="T58">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10T00:51:16.63</dc:date>
    <meta:editing-duration>P108DT1H32M9S</meta:editing-duration>
    <meta:editing-cycles>6506</meta:editing-cycles>
    <meta:generator>OpenOffice/4.1.1$Win32 OpenOffice.org_project/411m6$Build-9775</meta:generator>
    <dc:creator>макс </dc:creator>
    <meta:document-statistic meta:table-count="0" meta:image-count="0" meta:object-count="0" meta:page-count="193" meta:paragraph-count="4023" meta:word-count="91077" meta:character-count="580538"/>
  </office:meta>
</office:document-meta>
</file>